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22.84mm"/>
    </style:style>
    <style:style style:name="co4" style:family="table-column">
      <style:table-column-properties fo:break-before="auto" style:column-width="40.53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30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8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1.34mm"/>
    </style:style>
    <style:style style:name="co11" style:family="table-column">
      <style:table-column-properties fo:break-before="auto" style:column-width="34.08mm"/>
    </style:style>
    <style:style style:name="co12" style:family="table-column">
      <style:table-column-properties fo:break-before="auto" style:column-width="70.17mm"/>
    </style:style>
    <style:style style:name="co13" style:family="table-column">
      <style:table-column-properties fo:break-before="auto" style:column-width="35.74mm"/>
    </style:style>
    <style:style style:name="co14" style:family="table-column">
      <style:table-column-properties fo:break-before="auto" style:column-width="19.03mm"/>
    </style:style>
    <style:style style:name="co15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COUNTIFS([.$D$2:.$D$127];IF(ISBLANK([.$D2]);&quot;&quot;;[.$D2]);[.$E$2:.$E$127];IF(ISBLANK([.$E2]);&quot;&quot;;[.$E2]);[.$F$2:.$F$127];IF(ISBLANK([.$F2]);&quot;&quot;;[.$F2]))&gt;1)" style:apply-style-name="Warning" style:base-cell-address="Points.D2"/>
    </style:style>
    <style:style style:name="ce8" style:family="table-cell" style:parent-style-name="Default">
      <style:map style:condition="is-true-formula(COUNTIFS([.$D$2:.$D$127];IF(ISBLANK([.$D2]);&quot;&quot;;[.$D2]);[.$E$2:.$E$127];IF(ISBLANK([.$E2]);&quot;&quot;;[.$E2]);[.$F$2:.$F$127];IF(ISBLANK([.$F2]);&quot;&quot;;[.$F2]))&gt;1)" style:apply-style-name="Warning" style:base-cell-address="Points.D2"/>
    </style:style>
    <style:style style:name="ce9" style:family="table-cell" style:parent-style-name="Default">
      <style:map style:condition="is-true-formula(COUNTIFS([.$D$2:.$D$127];IF(ISBLANK([.$D2]);&quot;&quot;;[.$D2]);[.$E$2:.$E$127];IF(ISBLANK([.$E2]);&quot;&quot;;[.$E2]);[.$F$2:.$F$127];IF(ISBLANK([.$F2]);&quot;&quot;;[.$F2]))&gt;1)" style:apply-style-name="Warning" style:base-cell-address="Points.D2"/>
    </style:style>
    <style:style style:name="ce10" style:family="table-cell" style:parent-style-name="Default">
      <style:map style:condition="is-true-formula(COUNTIFS([.$D$2:.$D$64];[.$D2];[.$E$2:.$E$64];[.$E2];[.$F$2:.$F$64];[.$F2])&gt;1)" style:apply-style-name="Warning" style:base-cell-address="Lines.D2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Border color</text:p>
          </table:table-cell>
          <table:table-cell table:style-name="ce1" office:value-type="string" calcext:value-type="string">
            <text:p>Fill color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irDraught</text:p>
          </table:table-cell>
          <table:table-cell/>
          <table:table-cell office:value-type="string" calcext:value-type="string">
            <text:p>airDraught</text:p>
          </table:table-cell>
          <table:table-cell office:value-type="string" calcext:value-type="string">
            <text:p>arrow</text:p>
          </table:table-cell>
          <table:table-cell table:formula="of:=IF(ISNA(MATCH([.C2];[.$A$132:.$A$148];0));&quot;&quot;;INDEX([.$C$132:.$C$148];MATCH([.C2];[.$A$132:.$A$148];0)))" office:value-type="string" office:string-value="thPaint10" calcext:value-type="string">
            <text:p>thPaint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irDraugh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irDraught</text:p>
          </table:table-cell>
          <table:table-cell office:value-type="string" calcext:value-type="string">
            <text:p>arrow</text:p>
          </table:table-cell>
          <table:table-cell table:formula="of:=IF(ISNA(MATCH([.C3];[.$A$132:.$A$148];0));&quot;&quot;;INDEX([.$C$132:.$C$148];MATCH([.C3];[.$A$132:.$A$148];0)))" office:value-type="string" office:string-value="thPaint10" calcext:value-type="string">
            <text:p>thPaint10</text:p>
          </table:table-cell>
          <table:table-cell office:value-type="string" calcext:value-type="string">
            <text:p>thPaint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Draugh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airDraught</text:p>
          </table:table-cell>
          <table:table-cell office:value-type="string" calcext:value-type="string">
            <text:p>arrow</text:p>
          </table:table-cell>
          <table:table-cell table:formula="of:=IF(ISNA(MATCH([.C4];[.$A$132:.$A$148];0));&quot;&quot;;INDEX([.$C$132:.$C$148];MATCH([.C4];[.$A$132:.$A$148];0)))" office:value-type="string" office:string-value="thPaint10" calcext:value-type="string">
            <text:p>thPaint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irDraugh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irDraught</text:p>
          </table:table-cell>
          <table:table-cell office:value-type="string" calcext:value-type="string">
            <text:p>arrow</text:p>
          </table:table-cell>
          <table:table-cell table:formula="of:=IF(ISNA(MATCH([.C5];[.$A$132:.$A$148];0));&quot;&quot;;INDEX([.$C$132:.$C$148];MATCH([.C5];[.$A$132:.$A$148];0)))" office:value-type="string" office:string-value="thPaint10" calcext:value-type="string">
            <text:p>thPaint10</text:p>
          </table:table-cell>
          <table:table-cell office:value-type="string" calcext:value-type="string">
            <text:p>thPaint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arrow</text:p>
          </table:table-cell>
          <table:table-cell table:formula="of:=IF(ISNA(MATCH([.C6];[.$A$132:.$A$148];0));&quot;&quot;;INDEX([.$C$132:.$C$148];MATCH([.C6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chor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asterisk</text:p>
          </table:table-cell>
          <table:table-cell table:formula="of:=IF(ISNA(MATCH([.C7];[.$A$132:.$A$148];0));&quot;&quot;;INDEX([.$C$132:.$C$148];MATCH([.C7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circle</text:p>
          </table:table-cell>
          <table:table-cell table:formula="of:=IF(ISNA(MATCH([.C8];[.$A$132:.$A$148];0));&quot;&quot;;INDEX([.$C$132:.$C$148];MATCH([.C8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horizontalDiamond</text:p>
          </table:table-cell>
          <table:table-cell table:formula="of:=IF(ISNA(MATCH([.C9];[.$A$132:.$A$148];0));&quot;&quot;;INDEX([.$C$132:.$C$148];MATCH([.C9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ctricLight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invertedT</text:p>
          </table:table-cell>
          <table:table-cell table:formula="of:=IF(ISNA(MATCH([.C10];[.$A$132:.$A$148];0));&quot;&quot;;INDEX([.$C$132:.$C$148];MATCH([.C10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Voto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invertedTriangle</text:p>
          </table:table-cell>
          <table:table-cell table:formula="of:=IF(ISNA(MATCH([.C11];[.$A$132:.$A$148];0));&quot;&quot;;INDEX([.$C$132:.$C$148];MATCH([.C11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plus</text:p>
          </table:table-cell>
          <table:table-cell table:formula="of:=IF(ISNA(MATCH([.C12];[.$A$132:.$A$148];0));&quot;&quot;;INDEX([.$C$132:.$C$148];MATCH([.C12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square</text:p>
          </table:table-cell>
          <table:table-cell table:formula="of:=IF(ISNA(MATCH([.C13];[.$A$132:.$A$148];0));&quot;&quot;;INDEX([.$C$132:.$C$148];MATCH([.C13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star</text:p>
          </table:table-cell>
          <table:table-cell table:formula="of:=IF(ISNA(MATCH([.C14];[.$A$132:.$A$148];0));&quot;&quot;;INDEX([.$C$132:.$C$148];MATCH([.C14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t</text:p>
          </table:table-cell>
          <table:table-cell table:formula="of:=IF(ISNA(MATCH([.C15];[.$A$132:.$A$148];0));&quot;&quot;;INDEX([.$C$132:.$C$148];MATCH([.C15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mePlate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triangle</text:p>
          </table:table-cell>
          <table:table-cell table:formula="of:=IF(ISNA(MATCH([.C16];[.$A$132:.$A$148];0));&quot;&quot;;INDEX([.$C$132:.$C$148];MATCH([.C16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verticalDiamond</text:p>
          </table:table-cell>
          <table:table-cell table:formula="of:=IF(ISNA(MATCH([.C17];[.$A$132:.$A$148];0));&quot;&quot;;INDEX([.$C$132:.$C$148];MATCH([.C17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x</text:p>
          </table:table-cell>
          <table:table-cell table:formula="of:=IF(ISNA(MATCH([.C18];[.$A$132:.$A$148];0));&quot;&quot;;INDEX([.$C$132:.$C$148];MATCH([.C18];[.$A$132:.$A$148];0)))" office:value-type="string" office:string-value="thPaint11" calcext:value-type="string">
            <text:p>thPaint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arrow</text:p>
          </table:table-cell>
          <table:table-cell table:style-name="Default"/>
          <table:table-cell office:value-type="string" calcext:value-type="string">
            <text:p>thPaint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circle</text:p>
          </table:table-cell>
          <table:table-cell table:style-name="Default"/>
          <table:table-cell office:value-type="string" calcext:value-type="string">
            <text:p>thPaint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office:value-type="string" calcext:value-type="string">
            <text:p>horizontalDiamond</text:p>
          </table:table-cell>
          <table:table-cell table:style-name="Default"/>
          <table:table-cell office:value-type="string" calcext:value-type="string">
            <text:p>thPaint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cheoExcavation</text:p>
          </table:table-cell>
          <table:table-cell/>
          <table:table-cell office:value-type="string" calcext:value-type="string">
            <text:p>arqueopaleo</text:p>
          </table:table-cell>
          <table:table-cell office:value-type="string" calcext:value-type="string">
            <text:p>asterisk</text:p>
          </table:table-cell>
          <table:table-cell table:formula="of:=IF(ISNA(MATCH([.C22];[.$A$132:.$A$148];0));&quot;&quot;;INDEX([.$C$132:.$C$148];MATCH([.C22];[.$A$132:.$A$148];0)))" office:value-type="string" office:string-value="thPaint17" calcext:value-type="string">
            <text:p>thPaint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cheoMaterial</text:p>
          </table:table-cell>
          <table:table-cell/>
          <table:table-cell office:value-type="string" calcext:value-type="string">
            <text:p>arqueopaleo</text:p>
          </table:table-cell>
          <table:table-cell office:value-type="string" calcext:value-type="string">
            <text:p>circle</text:p>
          </table:table-cell>
          <table:table-cell table:formula="of:=IF(ISNA(MATCH([.C23];[.$A$132:.$A$148];0));&quot;&quot;;INDEX([.$C$132:.$C$148];MATCH([.C23];[.$A$132:.$A$148];0)))" office:value-type="string" office:string-value="thPaint17" calcext:value-type="string">
            <text:p>thPaint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arqueopaleo</text:p>
          </table:table-cell>
          <table:table-cell office:value-type="string" calcext:value-type="string">
            <text:p>invertedT</text:p>
          </table:table-cell>
          <table:table-cell table:formula="of:=IF(ISNA(MATCH([.C24];[.$A$132:.$A$148];0));&quot;&quot;;INDEX([.$C$132:.$C$148];MATCH([.C24];[.$A$132:.$A$148];0)))" office:value-type="string" office:string-value="thPaint17" calcext:value-type="string">
            <text:p>thPaint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eoMaterial</text:p>
          </table:table-cell>
          <table:table-cell/>
          <table:table-cell office:value-type="string" calcext:value-type="string">
            <text:p>arqueopaleo</text:p>
          </table:table-cell>
          <table:table-cell office:value-type="string" calcext:value-type="string">
            <text:p>horizontalDiamond</text:p>
          </table:table-cell>
          <table:table-cell table:formula="of:=IF(ISNA(MATCH([.C25];[.$A$132:.$A$148];0));&quot;&quot;;INDEX([.$C$132:.$C$148];MATCH([.C25];[.$A$132:.$A$148];0)))" office:value-type="string" office:string-value="thPaint17" calcext:value-type="string">
            <text:p>thPaint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x</text:p>
          </table:table-cell>
          <table:table-cell table:formula="of:=IF(ISNA(MATCH([.C26];[.$A$132:.$A$148];0));&quot;&quot;;INDEX([.$C$132:.$C$148];MATCH([.C26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nes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horizontalDiamond</text:p>
          </table:table-cell>
          <table:table-cell table:formula="of:=IF(ISNA(MATCH([.C27];[.$A$132:.$A$148];0));&quot;&quot;;INDEX([.$C$132:.$C$148];MATCH([.C27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uano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star</text:p>
          </table:table-cell>
          <table:table-cell table:formula="of:=IF(ISNA(MATCH([.C28];[.$A$132:.$A$148];0));&quot;&quot;;INDEX([.$C$132:.$C$148];MATCH([.C28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umanBones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verticalDiamond</text:p>
          </table:table-cell>
          <table:table-cell table:formula="of:=IF(ISNA(MATCH([.C29];[.$A$132:.$A$148];0));&quot;&quot;;INDEX([.$C$132:.$C$148];MATCH([.C29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invertedT</text:p>
          </table:table-cell>
          <table:table-cell table:formula="of:=IF(ISNA(MATCH([.C30];[.$A$132:.$A$148];0));&quot;&quot;;INDEX([.$C$132:.$C$148];MATCH([.C30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edGermination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t</text:p>
          </table:table-cell>
          <table:table-cell table:formula="of:=IF(ISNA(MATCH([.C31];[.$A$132:.$A$148];0));&quot;&quot;;INDEX([.$C$132:.$C$148];MATCH([.C31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eeTrunk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plus</text:p>
          </table:table-cell>
          <table:table-cell table:formula="of:=IF(ISNA(MATCH([.C32];[.$A$132:.$A$148];0));&quot;&quot;;INDEX([.$C$132:.$C$148];MATCH([.C32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getableDebris</text:p>
          </table:table-cell>
          <table:table-cell/>
          <table:table-cell office:value-type="string" calcext:value-type="string">
            <text:p>bio</text:p>
          </table:table-cell>
          <table:table-cell office:value-type="string" calcext:value-type="string">
            <text:p>square</text:p>
          </table:table-cell>
          <table:table-cell table:formula="of:=IF(ISNA(MATCH([.C33];[.$A$132:.$A$148];0));&quot;&quot;;INDEX([.$C$132:.$C$148];MATCH([.C33];[.$A$132:.$A$148];0)))" office:value-type="string" office:string-value="thPaint9" calcext:value-type="string">
            <text:p>thPaint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arrow</text:p>
          </table:table-cell>
          <table:table-cell table:formula="of:=IF(ISNA(MATCH([.C34];[.$A$132:.$A$148];0));&quot;&quot;;INDEX([.$C$132:.$C$148];MATCH([.C34];[.$A$132:.$A$148];0)))" office:value-type="string" office:string-value="thPaint3" calcext:value-type="string">
            <text:p>thPaint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wEnd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orizontalDiamond</text:p>
          </table:table-cell>
          <table:table-cell table:style-name="Default"/>
          <table:table-cell office:value-type="string" calcext:value-type="string">
            <text:p>thPaint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rrowEnd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verticalDiamond</text:p>
          </table:table-cell>
          <table:table-cell table:style-name="Default"/>
          <table:table-cell office:value-type="string" calcext:value-type="string">
            <text:p>thPaint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astomosis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asterisk</text:p>
          </table:table-cell>
          <table:table-cell table:formula="of:=IF(ISNA(MATCH([.C37];[.$A$132:.$A$148];0));&quot;&quot;;INDEX([.$C$132:.$C$148];MATCH([.C37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rock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circle</text:p>
          </table:table-cell>
          <table:table-cell table:formula="of:=IF(ISNA(MATCH([.C38];[.$A$132:.$A$148];0));&quot;&quot;;INDEX([.$C$132:.$C$148];MATCH([.C38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ocks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horizontalDiamond</text:p>
          </table:table-cell>
          <table:table-cell table:formula="of:=IF(ISNA(MATCH([.C39];[.$A$132:.$A$148];0));&quot;&quot;;INDEX([.$C$132:.$C$148];MATCH([.C39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akdownChoke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invertedT</text:p>
          </table:table-cell>
          <table:table-cell table:formula="of:=IF(ISNA(MATCH([.C40];[.$A$132:.$A$148];0));&quot;&quot;;INDEX([.$C$132:.$C$148];MATCH([.C40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invertedTriangle</text:p>
          </table:table-cell>
          <table:table-cell table:formula="of:=IF(ISNA(MATCH([.C41];[.$A$132:.$A$148];0));&quot;&quot;;INDEX([.$C$132:.$C$148];MATCH([.C41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yChoke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plus</text:p>
          </table:table-cell>
          <table:table-cell table:formula="of:=IF(ISNA(MATCH([.C42];[.$A$132:.$A$148];0));&quot;&quot;;INDEX([.$C$132:.$C$148];MATCH([.C42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bris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square</text:p>
          </table:table-cell>
          <table:table-cell table:formula="of:=IF(ISNA(MATCH([.C43];[.$A$132:.$A$148];0));&quot;&quot;;INDEX([.$C$132:.$C$148];MATCH([.C43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star</text:p>
          </table:table-cell>
          <table:table-cell table:formula="of:=IF(ISNA(MATCH([.C44];[.$A$132:.$A$148];0));&quot;&quot;;INDEX([.$C$132:.$C$148];MATCH([.C44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arren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t</text:p>
          </table:table-cell>
          <table:table-cell table:formula="of:=IF(ISNA(MATCH([.C45];[.$A$132:.$A$148];0));&quot;&quot;;INDEX([.$C$132:.$C$148];MATCH([.C45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eo</text:p>
          </table:table-cell>
          <table:table-cell table:style-name="Default" office:value-type="string" calcext:value-type="string">
            <text:p>verticalDiamond</text:p>
          </table:table-cell>
          <table:table-cell table:style-name="Default"/>
          <table:table-cell office:value-type="string" calcext:value-type="string">
            <text:p>thPaint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dcrack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verticalDiamond</text:p>
          </table:table-cell>
          <table:table-cell table:formula="of:=IF(ISNA(MATCH([.C47];[.$A$132:.$A$148];0));&quot;&quot;;INDEX([.$C$132:.$C$148];MATCH([.C47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bbles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x</text:p>
          </table:table-cell>
          <table:table-cell table:formula="of:=IF(ISNA(MATCH([.C48];[.$A$132:.$A$148];0));&quot;&quot;;INDEX([.$C$132:.$C$148];MATCH([.C48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ndant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triangle</text:p>
          </table:table-cell>
          <table:table-cell table:formula="of:=IF(ISNA(MATCH([.C49];[.$A$132:.$A$148];0));&quot;&quot;;INDEX([.$C$132:.$C$148];MATCH([.C49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triangle</text:p>
          </table:table-cell>
          <table:table-cell table:style-name="Default"/>
          <table:table-cell office:value-type="string" calcext:value-type="string">
            <text:p>thPaint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allop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star</text:p>
          </table:table-cell>
          <table:table-cell table:style-name="Default"/>
          <table:table-cell office:value-type="string" calcext:value-type="string">
            <text:p>thPaint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arrow</text:p>
          </table:table-cell>
          <table:table-cell table:formula="of:=IF(ISNA(MATCH([.C52];[.$A$132:.$A$148];0));&quot;&quot;;INDEX([.$C$132:.$C$148];MATCH([.C52];[.$A$132:.$A$148];0)))" office:value-type="string" office:string-value="thPaint2" calcext:value-type="string">
            <text:p>thPain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yTree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x</text:p>
          </table:table-cell>
          <table:table-cell table:formula="of:=IF(ISNA(MATCH([.C53];[.$A$132:.$A$148];0));&quot;&quot;;INDEX([.$C$132:.$C$148];MATCH([.C53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verticalDiamond</text:p>
          </table:table-cell>
          <table:table-cell table:formula="of:=IF(ISNA(MATCH([.C54];[.$A$132:.$A$148];0));&quot;&quot;;INDEX([.$C$132:.$C$148];MATCH([.C54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rtains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triangle</text:p>
          </table:table-cell>
          <table:table-cell table:formula="of:=IF(ISNA(MATCH([.C55];[.$A$132:.$A$148];0));&quot;&quot;;INDEX([.$C$132:.$C$148];MATCH([.C55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lictite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star</text:p>
          </table:table-cell>
          <table:table-cell table:formula="of:=IF(ISNA(MATCH([.C56];[.$A$132:.$A$148];0));&quot;&quot;;INDEX([.$C$132:.$C$148];MATCH([.C56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lictites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star</text:p>
          </table:table-cell>
          <table:table-cell table:style-name="Default"/>
          <table:table-cell office:value-type="string" calcext:value-type="string">
            <text:p>thPaint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ft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invertedT</text:p>
          </table:table-cell>
          <table:table-cell table:formula="of:=IF(ISNA(MATCH([.C58];[.$A$132:.$A$148];0));&quot;&quot;;INDEX([.$C$132:.$C$148];MATCH([.C58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ftCone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t</text:p>
          </table:table-cell>
          <table:table-cell table:formula="of:=IF(ISNA(MATCH([.C59];[.$A$132:.$A$148];0));&quot;&quot;;INDEX([.$C$132:.$C$148];MATCH([.C59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daStraw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plus</text:p>
          </table:table-cell>
          <table:table-cell table:formula="of:=IF(ISNA(MATCH([.C60];[.$A$132:.$A$148];0));&quot;&quot;;INDEX([.$C$132:.$C$148];MATCH([.C60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asterisk</text:p>
          </table:table-cell>
          <table:table-cell table:formula="of:=IF(ISNA(MATCH([.C61];[.$A$132:.$A$148];0));&quot;&quot;;INDEX([.$C$132:.$C$148];MATCH([.C61];[.$A$132:.$A$148];0)))" office:value-type="string" office:string-value="thPaint6" calcext:value-type="string">
            <text:p>thPain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star</text:p>
          </table:table-cell>
          <table:table-cell table:formula="of:=IF(ISNA(MATCH([.C62];[.$A$132:.$A$148];0));&quot;&quot;;INDEX([.$C$132:.$C$148];MATCH([.C62];[.$A$132:.$A$148];0)))" office:value-type="string" office:string-value="thPaint7" calcext:value-type="string">
            <text:p>thPaint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ePillar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verticalDiamond</text:p>
          </table:table-cell>
          <table:table-cell table:formula="of:=IF(ISNA(MATCH([.C63];[.$A$132:.$A$148];0));&quot;&quot;;INDEX([.$C$132:.$C$148];MATCH([.C63];[.$A$132:.$A$148];0)))" office:value-type="string" office:string-value="thPaint7" calcext:value-type="string">
            <text:p>thPaint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eStalactit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t</text:p>
          </table:table-cell>
          <table:table-cell table:formula="of:=IF(ISNA(MATCH([.C64];[.$A$132:.$A$148];0));&quot;&quot;;INDEX([.$C$132:.$C$148];MATCH([.C64];[.$A$132:.$A$148];0)))" office:value-type="string" office:string-value="thPaint7" calcext:value-type="string">
            <text:p>thPaint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eStalagmit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nvertedT</text:p>
          </table:table-cell>
          <table:table-cell table:formula="of:=IF(ISNA(MATCH([.C65];[.$A$132:.$A$148];0));&quot;&quot;;INDEX([.$C$132:.$C$148];MATCH([.C65];[.$A$132:.$A$148];0)))" office:value-type="string" office:string-value="thPaint7" calcext:value-type="string">
            <text:p>thPaint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asterisk</text:p>
          </table:table-cell>
          <table:table-cell table:formula="of:=IF(ISNA(MATCH([.C66];[.$A$132:.$A$148];0));&quot;&quot;;INDEX([.$C$132:.$C$148];MATCH([.C66];[.$A$132:.$A$148];0)))" office:value-type="string" office:string-value="thPaint7" calcext:value-type="string">
            <text:p>thPaint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circle</text:p>
          </table:table-cell>
          <table:table-cell table:formula="of:=IF(ISNA(MATCH([.C67];[.$A$132:.$A$148];0));&quot;&quot;;INDEX([.$C$132:.$C$148];MATCH([.C67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tinuation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verticalDiamond</text:p>
          </table:table-cell>
          <table:table-cell table:formula="of:=IF(ISNA(MATCH([.C68];[.$A$132:.$A$148];0));&quot;&quot;;INDEX([.$C$132:.$C$148];MATCH([.C68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x</text:p>
          </table:table-cell>
          <table:table-cell table:formula="of:=IF(ISNA(MATCH([.C69];[.$A$132:.$A$148];0));&quot;&quot;;INDEX([.$C$132:.$C$148];MATCH([.C69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plus</text:p>
          </table:table-cell>
          <table:table-cell table:formula="of:=IF(ISNA(MATCH([.C70];[.$A$132:.$A$148];0));&quot;&quot;;INDEX([.$C$132:.$C$148];MATCH([.C70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horizontalDiamond</text:p>
          </table:table-cell>
          <table:table-cell table:formula="of:=IF(ISNA(MATCH([.C71];[.$A$132:.$A$148];0));&quot;&quot;;INDEX([.$C$132:.$C$148];MATCH([.C71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invertedT</text:p>
          </table:table-cell>
          <table:table-cell table:formula="of:=IF(ISNA(MATCH([.C72];[.$A$132:.$A$148];0));&quot;&quot;;INDEX([.$C$132:.$C$148];MATCH([.C72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Equipment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invertedTriangle</text:p>
          </table:table-cell>
          <table:table-cell table:formula="of:=IF(ISNA(MATCH([.C73];[.$A$132:.$A$148];0));&quot;&quot;;INDEX([.$C$132:.$C$148];MATCH([.C73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Wheelchair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square</text:p>
          </table:table-cell>
          <table:table-cell table:formula="of:=IF(ISNA(MATCH([.C74];[.$A$132:.$A$148];0));&quot;&quot;;INDEX([.$C$132:.$C$148];MATCH([.C74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arrow</text:p>
          </table:table-cell>
          <table:table-cell table:formula="of:=IF(ISNA(MATCH([.C75];[.$A$132:.$A$148];0));&quot;&quot;;INDEX([.$C$132:.$C$148];MATCH([.C75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asterisk</text:p>
          </table:table-cell>
          <table:table-cell table:formula="of:=IF(ISNA(MATCH([.C76];[.$A$132:.$A$148];0));&quot;&quot;;INDEX([.$C$132:.$C$148];MATCH([.C76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star</text:p>
          </table:table-cell>
          <table:table-cell table:formula="of:=IF(ISNA(MATCH([.C77];[.$A$132:.$A$148];0));&quot;&quot;;INDEX([.$C$132:.$C$148];MATCH([.C77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Name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triangle</text:p>
          </table:table-cell>
          <table:table-cell table:formula="of:=IF(ISNA(MATCH([.C78];[.$A$132:.$A$148];0));&quot;&quot;;INDEX([.$C$132:.$C$148];MATCH([.C78];[.$A$132:.$A$148];0)))" office:value-type="string" office:string-value="thPaint1" calcext:value-type="string">
            <text:p>thPaint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heelchair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invertedTriangle</text:p>
          </table:table-cell>
          <table:table-cell table:style-name="Default"/>
          <table:table-cell office:value-type="string" calcext:value-type="string">
            <text:p>thPaint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titud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invertedT</text:p>
          </table:table-cell>
          <table:table-cell table:formula="of:=IF(ISNA(MATCH([.C80];[.$A$132:.$A$148];0));&quot;&quot;;INDEX([.$C$132:.$C$148];MATCH([.C80];[.$A$132:.$A$148];0)))" office:value-type="string" office:string-value="thPaint8" calcext:value-type="string">
            <text:p>thPaint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lus</text:p>
          </table:table-cell>
          <table:table-cell table:formula="of:=IF(ISNA(MATCH([.C81];[.$A$132:.$A$148];0));&quot;&quot;;INDEX([.$C$132:.$C$148];MATCH([.C81];[.$A$132:.$A$148];0)))" office:value-type="string" office:string-value="thPaint8" calcext:value-type="string">
            <text:p>thPaint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mensions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verticalDiamond</text:p>
          </table:table-cell>
          <table:table-cell table:formula="of:=IF(ISNA(MATCH([.C82];[.$A$132:.$A$148];0));&quot;&quot;;INDEX([.$C$132:.$C$148];MATCH([.C82];[.$A$132:.$A$148];0)))" office:value-type="string" office:string-value="thPaint8" calcext:value-type="string">
            <text:p>thPaint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t</text:p>
          </table:table-cell>
          <table:table-cell table:formula="of:=IF(ISNA(MATCH([.C83];[.$A$132:.$A$148];0));&quot;&quot;;INDEX([.$C$132:.$C$148];MATCH([.C83];[.$A$132:.$A$148];0)))" office:value-type="string" office:string-value="thPaint8" calcext:value-type="string">
            <text:p>thPaint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ssageHeigh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invertedTriangle</text:p>
          </table:table-cell>
          <table:table-cell table:formula="of:=IF(ISNA(MATCH([.C84];[.$A$132:.$A$148];0));&quot;&quot;;INDEX([.$C$132:.$C$148];MATCH([.C84];[.$A$132:.$A$148];0)))" office:value-type="string" office:string-value="thPaint8" calcext:value-type="string">
            <text:p>thPaint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cPillar</text:p>
          </table:table-cell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invertedT</text:p>
          </table:table-cell>
          <table:table-cell table:formula="of:=IF(ISNA(MATCH([.C85];[.$A$132:.$A$148];0));&quot;&quot;;INDEX([.$C$132:.$C$148];MATCH([.C85];[.$A$132:.$A$148];0)))" office:value-type="string" office:string-value="thPaint12" calcext:value-type="string">
            <text:p>thPaint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cPillars</text:p>
          </table:table-cell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t</text:p>
          </table:table-cell>
          <table:table-cell table:formula="of:=IF(ISNA(MATCH([.C86];[.$A$132:.$A$148];0));&quot;&quot;;INDEX([.$C$132:.$C$148];MATCH([.C86];[.$A$132:.$A$148];0)))" office:value-type="string" office:string-value="thPaint12" calcext:value-type="string">
            <text:p>thPaint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verticalDiamond</text:p>
          </table:table-cell>
          <table:table-cell table:formula="of:=IF(ISNA(MATCH([.C87];[.$A$132:.$A$148];0));&quot;&quot;;INDEX([.$C$132:.$C$148];MATCH([.C87];[.$A$132:.$A$148];0)))" office:value-type="string" office:string-value="thPaint12" calcext:value-type="string">
            <text:p>thPaint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llarsWithCurtains</text:p>
          </table:table-cell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horizontalDiamond</text:p>
          </table:table-cell>
          <table:table-cell table:formula="of:=IF(ISNA(MATCH([.C88];[.$A$132:.$A$148];0));&quot;&quot;;INDEX([.$C$132:.$C$148];MATCH([.C88];[.$A$132:.$A$148];0)))" office:value-type="string" office:string-value="thPaint12" calcext:value-type="string">
            <text:p>thPaint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llarWithCurtains</text:p>
          </table:table-cell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horizontalDiamond</text:p>
          </table:table-cell>
          <table:table-cell table:style-name="Default"/>
          <table:table-cell office:value-type="string" calcext:value-type="string">
            <text:p>thPaint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agonite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arrow</text:p>
          </table:table-cell>
          <table:table-cell table:formula="of:=IF(ISNA(MATCH([.C90];[.$A$132:.$A$148];0));&quot;&quot;;INDEX([.$C$132:.$C$148];MATCH([.C90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vePearl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plus</text:p>
          </table:table-cell>
          <table:table-cell table:formula="of:=IF(ISNA(MATCH([.C91];[.$A$132:.$A$148];0));&quot;&quot;;INDEX([.$C$132:.$C$148];MATCH([.C91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star</text:p>
          </table:table-cell>
          <table:table-cell table:formula="of:=IF(ISNA(MATCH([.C92];[.$A$132:.$A$148];0));&quot;&quot;;INDEX([.$C$132:.$C$148];MATCH([.C92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circle</text:p>
          </table:table-cell>
          <table:table-cell table:formula="of:=IF(ISNA(MATCH([.C93];[.$A$132:.$A$148];0));&quot;&quot;;INDEX([.$C$132:.$C$148];MATCH([.C93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verticalDiamond</text:p>
          </table:table-cell>
          <table:table-cell table:formula="of:=IF(ISNA(MATCH([.C94];[.$A$132:.$A$148];0));&quot;&quot;;INDEX([.$C$132:.$C$148];MATCH([.C94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lowstoneChoke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verticalDiamond</text:p>
          </table:table-cell>
          <table:table-cell table:style-name="Default"/>
          <table:table-cell office:value-type="string" calcext:value-type="string">
            <text:p>thPaint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invertedT</text:p>
          </table:table-cell>
          <table:table-cell table:formula="of:=IF(ISNA(MATCH([.C96];[.$A$132:.$A$148];0));&quot;&quot;;INDEX([.$C$132:.$C$148];MATCH([.C96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ypsum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x</text:p>
          </table:table-cell>
          <table:table-cell table:formula="of:=IF(ISNA(MATCH([.C97];[.$A$132:.$A$148];0));&quot;&quot;;INDEX([.$C$132:.$C$148];MATCH([.C97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ypsumFlower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asterisk</text:p>
          </table:table-cell>
          <table:table-cell table:formula="of:=IF(ISNA(MATCH([.C98];[.$A$132:.$A$148];0));&quot;&quot;;INDEX([.$C$132:.$C$148];MATCH([.C98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triangle</text:p>
          </table:table-cell>
          <table:table-cell table:formula="of:=IF(ISNA(MATCH([.C99];[.$A$132:.$A$148];0));&quot;&quot;;INDEX([.$C$132:.$C$148];MATCH([.C99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pcorn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square</text:p>
          </table:table-cell>
          <table:table-cell table:formula="of:=IF(ISNA(MATCH([.C100];[.$A$132:.$A$148];0));&quot;&quot;;INDEX([.$C$132:.$C$148];MATCH([.C100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speleothem</text:p>
          </table:table-cell>
          <table:table-cell table:style-name="Default" office:value-type="string" calcext:value-type="string">
            <text:p>horizontalDiamond</text:p>
          </table:table-cell>
          <table:table-cell table:style-name="ce9" table:formula="of:=IF(ISNA(MATCH([.C101];[.$A$132:.$A$148];0));&quot;&quot;;INDEX([.$C$132:.$C$148];MATCH([.C101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horizontalDiamond</text:p>
          </table:table-cell>
          <table:table-cell table:style-name="Default"/>
          <table:table-cell office:value-type="string" calcext:value-type="string">
            <text:p>thPaint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llCalcite</text:p>
          </table:table-cell>
          <table:table-cell/>
          <table:table-cell office:value-type="string" calcext:value-type="string">
            <text:p>speleothem</text:p>
          </table:table-cell>
          <table:table-cell office:value-type="string" calcext:value-type="string">
            <text:p>t</text:p>
          </table:table-cell>
          <table:table-cell table:formula="of:=IF(ISNA(MATCH([.C103];[.$A$132:.$A$148];0));&quot;&quot;;INDEX([.$C$132:.$C$148];MATCH([.C103];[.$A$132:.$A$148];0)))" office:value-type="string" office:string-value="thPaint13" calcext:value-type="string">
            <text:p>thPaint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cStalactite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verticalDiamond</text:p>
          </table:table-cell>
          <table:table-cell table:formula="of:=IF(ISNA(MATCH([.C104];[.$A$132:.$A$148];0));&quot;&quot;;INDEX([.$C$132:.$C$148];MATCH([.C104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cStalactites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verticalDiamond</text:p>
          </table:table-cell>
          <table:table-cell table:style-name="Default"/>
          <table:table-cell office:value-type="string" calcext:value-type="string">
            <text:p>thPaint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cStalagmite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horizontalDiamond</text:p>
          </table:table-cell>
          <table:table-cell table:formula="of:=IF(ISNA(MATCH([.C106];[.$A$132:.$A$148];0));&quot;&quot;;INDEX([.$C$132:.$C$148];MATCH([.C106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cStalagmites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horizontalDiamond</text:p>
          </table:table-cell>
          <table:table-cell table:style-name="Default"/>
          <table:table-cell office:value-type="string" calcext:value-type="string">
            <text:p>thPaint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lactite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t</text:p>
          </table:table-cell>
          <table:table-cell table:formula="of:=IF(ISNA(MATCH([.C108];[.$A$132:.$A$148];0));&quot;&quot;;INDEX([.$C$132:.$C$148];MATCH([.C108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lactites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triangle</text:p>
          </table:table-cell>
          <table:table-cell table:formula="of:=IF(ISNA(MATCH([.C109];[.$A$132:.$A$148];0));&quot;&quot;;INDEX([.$C$132:.$C$148];MATCH([.C109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lactitesStalagmites</text:p>
          </table:table-cell>
          <table:table-cell/>
          <table:table-cell office:value-type="string" calcext:value-type="string">
            <text:p>sta</text:p>
          </table:table-cell>
          <table:table-cell table:style-name="Default" office:value-type="string" calcext:value-type="string">
            <text:p>square</text:p>
          </table:table-cell>
          <table:table-cell table:style-name="Default"/>
          <table:table-cell office:value-type="string" calcext:value-type="string">
            <text:p>thPaint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lactiteStalagmite</text:p>
          </table:table-cell>
          <table:table-cell/>
          <table:table-cell office:value-type="string" calcext:value-type="string">
            <text:p>sta</text:p>
          </table:table-cell>
          <table:table-cell table:style-name="Default" office:value-type="string" calcext:value-type="string">
            <text:p>square</text:p>
          </table:table-cell>
          <table:table-cell table:formula="of:=IF(ISNA(MATCH([.C111];[.$A$132:.$A$148];0));&quot;&quot;;INDEX([.$C$132:.$C$148];MATCH([.C111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lagmite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invertedT</text:p>
          </table:table-cell>
          <table:table-cell table:formula="of:=IF(ISNA(MATCH([.C112];[.$A$132:.$A$148];0));&quot;&quot;;INDEX([.$C$132:.$C$148];MATCH([.C112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lagmites</text:p>
          </table:table-cell>
          <table:table-cell/>
          <table:table-cell office:value-type="string" calcext:value-type="string">
            <text:p>sta</text:p>
          </table:table-cell>
          <table:table-cell office:value-type="string" calcext:value-type="string">
            <text:p>invertedTriangle</text:p>
          </table:table-cell>
          <table:table-cell table:formula="of:=IF(ISNA(MATCH([.C113];[.$A$132:.$A$148];0));&quot;&quot;;INDEX([.$C$132:.$C$148];MATCH([.C113];[.$A$132:.$A$148];0)))" office:value-type="string" office:string-value="thPaint14" calcext:value-type="string">
            <text:p>thPaint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triangle</text:p>
          </table:table-cell>
          <table:table-cell table:formula="of:=IF(ISNA(MATCH([.C114];[.$A$132:.$A$148];0));&quot;&quot;;INDEX([.$C$132:.$C$148];MATCH([.C114];[.$A$132:.$A$148];0)))" office:value-type="string" office:string-value="thPaint5" calcext:value-type="string">
            <text:p>thPaint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iangleWithCenterCircle</text:p>
          </table:table-cell>
          <table:table-cell table:formula="of:=IF(ISNA(MATCH([.C115];[.$A$132:.$A$148];0));&quot;&quot;;INDEX([.$C$132:.$C$148];MATCH([.C115];[.$A$132:.$A$148];0)))" office:value-type="string" office:string-value="thPaint5" calcext:value-type="string">
            <text:p>thPaint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invertedTriangle</text:p>
          </table:table-cell>
          <table:table-cell table:formula="of:=IF(ISNA(MATCH([.C116];[.$A$132:.$A$148];0));&quot;&quot;;INDEX([.$C$132:.$C$148];MATCH([.C116];[.$A$132:.$A$148];0)))" office:value-type="string" office:string-value="thPaint5" calcext:value-type="string">
            <text:p>thPaint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iangle</text:p>
          </table:table-cell>
          <table:table-cell/>
          <table:table-cell office:value-type="string" calcext:value-type="string">
            <text:p>thPaint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iangle</text:p>
          </table:table-cell>
          <table:table-cell table:formula="of:=IF(ISNA(MATCH([.C118];[.$A$132:.$A$148];0));&quot;&quot;;INDEX([.$C$132:.$C$148];MATCH([.C118];[.$A$132:.$A$148];0)))" office:value-type="string" office:string-value="thPaint5" calcext:value-type="string">
            <text:p>thPaint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x</text:p>
          </table:table-cell>
          <table:table-cell table:formula="of:=IF(ISNA(MATCH([.C119];[.$A$132:.$A$148];0));&quot;&quot;;INDEX([.$C$132:.$C$148];MATCH([.C119];[.$A$132:.$A$148];0)))" office:value-type="string" office:string-value="thPaint16" calcext:value-type="string">
            <text:p>thPaint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k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x</text:p>
          </table:table-cell>
          <table:table-cell table:formula="of:=IF(ISNA(MATCH([.C120];[.$A$132:.$A$148];0));&quot;&quot;;INDEX([.$C$132:.$C$148];MATCH([.C120];[.$A$132:.$A$148];0)))" office:value-type="string" office:string-value="thPaint4" calcext:value-type="string">
            <text:p>thPaint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plus</text:p>
          </table:table-cell>
          <table:table-cell table:formula="of:=IF(ISNA(MATCH([.C121];[.$A$132:.$A$148];0));&quot;&quot;;INDEX([.$C$132:.$C$148];MATCH([.C121];[.$A$132:.$A$148];0)))" office:value-type="string" office:string-value="thPaint4" calcext:value-type="string">
            <text:p>thPaint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star</text:p>
          </table:table-cell>
          <table:table-cell table:formula="of:=IF(ISNA(MATCH([.C122];[.$A$132:.$A$148];0));&quot;&quot;;INDEX([.$C$132:.$C$148];MATCH([.C122];[.$A$132:.$A$148];0)))" office:value-type="string" office:string-value="thPaint4" calcext:value-type="string">
            <text:p>thPaint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Drip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invertedT</text:p>
          </table:table-cell>
          <table:table-cell table:formula="of:=IF(ISNA(MATCH([.C123];[.$A$132:.$A$148];0));&quot;&quot;;INDEX([.$C$132:.$C$148];MATCH([.C123];[.$A$132:.$A$148];0)))" office:value-type="string" office:string-value="thPaint4" calcext:value-type="string">
            <text:p>thPaint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Flow</text:p>
          </table:table-cell>
          <table:table-cell office:value-type="string" calcext:value-type="string">
            <text:p>arrow</text:p>
          </table:table-cell>
          <table:table-cell table:formula="of:=IF(ISNA(MATCH([.C124];[.$A$132:.$A$148];0));&quot;&quot;;INDEX([.$C$132:.$C$148];MATCH([.C124];[.$A$132:.$A$148];0)))" office:value-type="string" office:string-value="thPaint15" calcext:value-type="string">
            <text:p>thPaint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waterFlow</text:p>
          </table:table-cell>
          <table:table-cell office:value-type="string" calcext:value-type="string">
            <text:p>invertedT</text:p>
          </table:table-cell>
          <table:table-cell table:formula="of:=IF(ISNA(MATCH([.C125];[.$A$132:.$A$148];0));&quot;&quot;;INDEX([.$C$132:.$C$148];MATCH([.C125];[.$A$132:.$A$148];0)))" office:value-type="string" office:string-value="thPaint15" calcext:value-type="string">
            <text:p>thPaint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aleo</text:p>
          </table:table-cell>
          <table:table-cell office:value-type="string" calcext:value-type="string">
            <text:p>waterFlow</text:p>
          </table:table-cell>
          <table:table-cell office:value-type="string" calcext:value-type="string">
            <text:p>triangle</text:p>
          </table:table-cell>
          <table:table-cell table:formula="of:=IF(ISNA(MATCH([.C126];[.$A$132:.$A$148];0));&quot;&quot;;INDEX([.$C$132:.$C$148];MATCH([.C126];[.$A$132:.$A$148];0)))" office:value-type="string" office:string-value="thPaint15" calcext:value-type="string">
            <text:p>thPaint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aterFlow</text:p>
          </table:table-cell>
          <table:table-cell office:value-type="string" calcext:value-type="string">
            <text:p>arrow</text:p>
          </table:table-cell>
          <table:table-cell table:formula="of:=IF(ISNA(MATCH([.C127];[.$A$132:.$A$148];0));&quot;&quot;;INDEX([.$C$132:.$C$148];MATCH([.C127];[.$A$132:.$A$148];0)))" office:value-type="string" office:string-value="thPaint15" calcext:value-type="string">
            <text:p>thPaint15</text:p>
          </table:table-cell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irDraught</text:p>
          </table:table-cell>
          <table:table-cell table:formula="of:=COUNTIF([.$C$2:.$C$127];[.A132])" office:value-type="float" office:value="4" calcext:value-type="float">
            <text:p>4</text:p>
          </table:table-cell>
          <table:table-cell office:value-type="string" calcext:value-type="string">
            <text:p>thPaint10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C$2:.$C$127];[.A133])" office:value-type="float" office:value="16" calcext:value-type="float">
            <text:p>16</text:p>
          </table:table-cell>
          <table:table-cell office:value-type="string" calcext:value-type="string">
            <text:p>thPaint11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arqueopaleo</text:p>
          </table:table-cell>
          <table:table-cell table:formula="of:=COUNTIF([.$C$2:.$C$127];[.A134])" office:value-type="float" office:value="4" calcext:value-type="float">
            <text:p>4</text:p>
          </table:table-cell>
          <table:table-cell office:value-type="string" calcext:value-type="string">
            <text:p>thPaint17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bio</text:p>
          </table:table-cell>
          <table:table-cell table:formula="of:=COUNTIF([.$C$2:.$C$127];[.A135])" office:value-type="float" office:value="8" calcext:value-type="float">
            <text:p>8</text:p>
          </table:table-cell>
          <table:table-cell office:value-type="string" calcext:value-type="string">
            <text:p>thPaint9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cave</text:p>
          </table:table-cell>
          <table:table-cell table:formula="of:=COUNTIF([.$C$2:.$C$127];[.A136])" office:value-type="float" office:value="3" calcext:value-type="float">
            <text:p>3</text:p>
          </table:table-cell>
          <table:table-cell office:value-type="string" calcext:value-type="string">
            <text:p>thPaint3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C$2:.$C$127];[.A137])" office:value-type="float" office:value="16" calcext:value-type="float">
            <text:p>16</text:p>
          </table:table-cell>
          <table:table-cell office:value-type="string" calcext:value-type="string">
            <text:p>thPaint2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gravity</text:p>
          </table:table-cell>
          <table:table-cell table:formula="of:=COUNTIF([.$C$2:.$C$127];[.A138])" office:value-type="float" office:value="9" calcext:value-type="float">
            <text:p>9</text:p>
          </table:table-cell>
          <table:table-cell office:value-type="string" calcext:value-type="string">
            <text:p>thPaint6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.$C$2:.$C$127];[.A139])" office:value-type="float" office:value="5" calcext:value-type="float">
            <text:p>5</text:p>
          </table:table-cell>
          <table:table-cell office:value-type="string" calcext:value-type="string">
            <text:p>thPaint7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info</text:p>
          </table:table-cell>
          <table:table-cell table:formula="of:=COUNTIF([.$C$2:.$C$127];[.A140])" office:value-type="float" office:value="13" calcext:value-type="float">
            <text:p>13</text:p>
          </table:table-cell>
          <table:table-cell office:value-type="string" calcext:value-type="string">
            <text:p>thPaint1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number</text:p>
          </table:table-cell>
          <table:table-cell table:formula="of:=COUNTIF([.$C$2:.$C$127];[.A141])" office:value-type="float" office:value="5" calcext:value-type="float">
            <text:p>5</text:p>
          </table:table-cell>
          <table:table-cell office:value-type="string" calcext:value-type="string">
            <text:p>thPaint8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pillar</text:p>
          </table:table-cell>
          <table:table-cell table:formula="of:=COUNTIF([.$C$2:.$C$127];[.A142])" office:value-type="float" office:value="5" calcext:value-type="float">
            <text:p>5</text:p>
          </table:table-cell>
          <table:table-cell office:value-type="string" calcext:value-type="string">
            <text:p>thPaint12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C$2:.$C$127];[.A143])" office:value-type="float" office:value="14" calcext:value-type="float">
            <text:p>14</text:p>
          </table:table-cell>
          <table:table-cell office:value-type="string" calcext:value-type="string">
            <text:p>thPaint13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sta</text:p>
          </table:table-cell>
          <table:table-cell table:formula="of:=COUNTIF([.$C$2:.$C$127];[.A144])" office:value-type="float" office:value="10" calcext:value-type="float">
            <text:p>10</text:p>
          </table:table-cell>
          <table:table-cell office:value-type="string" calcext:value-type="string">
            <text:p>thPaint14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station</text:p>
          </table:table-cell>
          <table:table-cell table:formula="of:=COUNTIF([.$C$2:.$C$127];[.A145])" office:value-type="float" office:value="5" calcext:value-type="float">
            <text:p>5</text:p>
          </table:table-cell>
          <table:table-cell office:value-type="string" calcext:value-type="string">
            <text:p>thPaint5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C$2:.$C$127];[.A146])" office:value-type="float" office:value="1" calcext:value-type="float">
            <text:p>1</text:p>
          </table:table-cell>
          <table:table-cell office:value-type="string" calcext:value-type="string">
            <text:p>thPaint16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.$C$2:.$C$127];[.A147])" office:value-type="float" office:value="4" calcext:value-type="float">
            <text:p>4</text:p>
          </table:table-cell>
          <table:table-cell office:value-type="string" calcext:value-type="string">
            <text:p>thPaint4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waterFlow</text:p>
          </table:table-cell>
          <table:table-cell table:formula="of:=COUNTIF([.$C$2:.$C$127];[.A148])" office:value-type="float" office:value="4" calcext:value-type="float">
            <text:p>4</text:p>
          </table:table-cell>
          <table:table-cell office:value-type="string" calcext:value-type="string">
            <text:p>thPaint15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$132:.B$148])" office:value-type="float" office:value="126" calcext:value-type="float">
            <text:p>126</text:p>
          </table:table-cell>
          <table:table-cell table:style-name="ce1" table:number-columns-repeated="16382"/>
        </table:table-row>
        <calcext:conditional-formats>
          <calcext:conditional-format calcext:target-range-address="Points.F6:Points.F127 Points.F2:Points.F5 Points.E111:Points.E127 Points.E3:Points.E18 Points.D112:Points.D127 Points.E22:Points.E34 Points.D2:Points.D45 Points.E37:Points.E45 Points.E47:Points.E49 Points.E52:Points.E56 Points.E58:Points.E78 Points.E80:Points.E88 Points.E96:Points.E100 Points.E90:Points.E94 Points.D47:Points.D100 Points.E108:Points.E109 Points.D102:Points.D109 Points.E103:Points.E104 Points.E106:Points.E106">
            <calcext:condition calcext:apply-style-name="Warning" calcext:value="formula-is(COUNTIFS([.$D$2:.$D$127];IF(ISBLANK([.$D2]);&quot;&quot;;[.$D2]);[.$E$2:.$E$127];IF(ISBLANK([.$E2]);&quot;&quot;;[.$E2]);[.$F$2:.$F$127];IF(ISBLANK([.$F2]);&quot;&quot;;[.$F2]))&gt;1)" calcext:base-cell-address="Points.D2"/>
          </calcext:conditional-format>
          <calcext:conditional-format calcext:target-range-address="Points.E111:Points.E127 Points.E2:Points.E18 Points.E22:Points.E34 Points.E37:Points.E45 Points.E47:Points.E49 Points.E52:Points.E56 Points.E58:Points.E78 Points.E80:Points.E88 Points.E96:Points.E100 Points.E90:Points.E94 Points.E108:Points.E109 Points.E103:Points.E104 Points.E106:Points.E106">
            <calcext:condition calcext:apply-style-name="Warning" calcext:value="formula-is(COUNTIFS([.$D$2:.$D$127];IF(ISBLANK([.$D2]);&quot;&quot;;[.$D2]);[.$E$2:.$E$127];IF(ISBLANK([.$E2]);&quot;&quot;;[.$E2]);[.$F$2:.$F$127];IF(ISBLANK([.$F2]);&quot;&quot;;[.$F2]))&gt;1)" calcext:base-cell-address="Points.E2"/>
          </calcext:conditional-format>
          <calcext:conditional-format calcext:target-range-address="Points.E101:Points.E101">
            <calcext:condition calcext:apply-style-name="Warning" calcext:value="formula-is(COUNTIFS([.$D$2:.$D$127];IF(ISBLANK([.$D93]);&quot;&quot;;[.$D93]);[.$E$2:.$E$127];IF(ISBLANK([.$E101]);&quot;&quot;;[.$E101]);[.$F$2:.$F$127];IF(ISBLANK([.$F101]);&quot;&quot;;[.$F101]))&gt;1)" calcext:base-cell-address="Points.E101"/>
          </calcext:conditional-format>
          <calcext:conditional-format calcext:target-range-address="Points.E101:Points.E101">
            <calcext:condition calcext:apply-style-name="Warning" calcext:value="formula-is(COUNTIFS([.$D$2:.$D$127];IF(ISBLANK([.$D93]);&quot;&quot;;[.$D93]);[.$E$2:.$E$127];IF(ISBLANK([.$E101]);&quot;&quot;;[.$E101]);[.$F$2:.$F$127];IF(ISBLANK([.$F101]);&quot;&quot;;[.$F101]))&gt;1)" calcext:base-cell-address="Points.E101"/>
          </calcext:conditional-format>
        </calcext:conditional-formats>
      </table:table>
      <table:table table:name="Lin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2" table:default-cell-style-name="ce3"/>
        <table:table-column table:style-name="co14" table:default-cell-style-name="Default"/>
        <table:table-column table:style-name="co15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ine Ty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/>
          <table:table-cell table:style-name="ce1" office:value-type="string" calcext:value-type="string">
            <text:p>Line Type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];[.$E$2:.$E$61];[.$E2];[.$F$2:.$F$61];[.$F2])" office:value-type="float" office:value="1" calcext:value-type="float">
            <text:p>1</text:p>
          </table:table-cell>
          <table:table-cell office:value-type="string" calcext:value-type="string">
            <text:p>continuou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];[.$E$2:.$E$61];[.$E3];[.$F$2:.$F$61];[.$F3])"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];[.$E$2:.$E$61];[.$E4];[.$F$2:.$F$61];[.$F4])"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short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];[.$E$2:.$E$61];[.$E5];[.$F$2:.$F$61];[.$F5])" office:value-type="float" office:value="1" calcext:value-type="float">
            <text:p>1</text:p>
          </table:table-cell>
          <table:table-cell office:value-type="string" calcext:value-type="string">
            <text:p>long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long3Dots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];[.$E$2:.$E$61];[.$E6];[.$F$2:.$F$61];[.$F6])" office:value-type="float" office:value="1" calcext:value-type="float">
            <text:p>1</text:p>
          </table:table-cell>
          <table:table-cell office:value-type="string" calcext:value-type="string">
            <text:p>long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7];[.$E$2:.$E$61];[.$E7];[.$F$2:.$F$61];[.$F7])" office:value-type="float" office:value="1" calcext:value-type="float">
            <text:p>1</text:p>
          </table:table-cell>
          <table:table-cell office:value-type="string" calcext:value-type="string">
            <text:p>long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thPaint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8];[.$E$2:.$E$61];[.$E8];[.$F$2:.$F$61];[.$F8])" office:value-type="float" office:value="1" calcext:value-type="float">
            <text:p>1</text:p>
          </table:table-cell>
          <table:table-cell office:value-type="string" calcext:value-type="string">
            <text:p>shortLong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border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9];[.$E$2:.$E$61];[.$E9];[.$F$2:.$F$61];[.$F9])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border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0];[.$E$2:.$E$61];[.$E10];[.$F$2:.$F$61];[.$F10])" office:value-type="float" office:value="1" calcext:value-type="float">
            <text:p>1</text:p>
          </table:table-cell>
          <table:table-cell office:value-type="string" calcext:value-type="string">
            <text:p>medium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border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1];[.$E$2:.$E$61];[.$E11];[.$F$2:.$F$61];[.$F11])" office:value-type="float" office:value="1" calcext:value-type="float">
            <text:p>1</text:p>
          </table:table-cell>
          <table:table-cell office:value-type="string" calcext:value-type="string">
            <text:p>medium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border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2];[.$E$2:.$E$61];[.$E12];[.$F$2:.$F$61];[.$F12])" office:value-type="float" office:value="1" calcext:value-type="float">
            <text:p>1</text:p>
          </table:table-cell>
          <table:table-cell office:value-type="string" calcext:value-type="string">
            <text:p>medium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order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3];[.$E$2:.$E$61];[.$E13];[.$F$2:.$F$61];[.$F13])" office:value-type="float" office:value="2" calcext:value-type="float">
            <text:p>2</text:p>
          </table:table-cell>
          <table:table-cell office:value-type="string" calcext:value-type="string">
            <text:p>mediumLong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10" office:value-type="string" calcext:value-type="string">
            <text:p>shortMediumShort</text:p>
          </table:table-cell>
          <table:table-cell table:style-name="ce10" office:value-type="string" calcext:value-type="string">
            <text:p>thPaint6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4];[.$E$2:.$E$61];[.$E14];[.$F$2:.$F$61];[.$F14])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Step</text:p>
          </table:table-cell>
          <table:table-cell/>
          <table:table-cell office:value-type="string" calcext:value-type="string">
            <text:p>ceiling/floor</text:p>
          </table:table-cell>
          <table:table-cell table:style-name="ce10" office:value-type="string" calcext:value-type="string">
            <text:p>shortDot</text:p>
          </table:table-cell>
          <table:table-cell table:style-name="ce10" office:value-type="string" calcext:value-type="string">
            <text:p>thPaint6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5];[.$E$2:.$E$61];[.$E15];[.$F$2:.$F$61];[.$F15])" office:value-type="float" office:value="1" calcext:value-type="float">
            <text:p>1</text:p>
          </table:table-cell>
          <table:table-cell office:value-type="string" calcext:value-type="string">
            <text:p>short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6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6];[.$E$2:.$E$61];[.$E16];[.$F$2:.$F$61];[.$F16])" office:value-type="float" office:value="1" calcext:value-type="float">
            <text:p>1</text:p>
          </table:table-cell>
          <table:table-cell office:value-type="string" calcext:value-type="string">
            <text:p>short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Step</text:p>
          </table:table-cell>
          <table:table-cell/>
          <table:table-cell office:value-type="string" calcext:value-type="string">
            <text:p>ceiling/floor</text:p>
          </table:table-cell>
          <table:table-cell table:style-name="ce10" office:value-type="string" calcext:value-type="string">
            <text:p>long3Dots</text:p>
          </table:table-cell>
          <table:table-cell table:style-name="ce10" office:value-type="string" calcext:value-type="string">
            <text:p>thPaint6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7];[.$E$2:.$E$61];[.$E17];[.$F$2:.$F$61];[.$F17])" office:value-type="float" office:value="1" calcext:value-type="float">
            <text:p>1</text:p>
          </table:table-cell>
          <table:table-cell office:value-type="string" calcext:value-type="string">
            <text:p>short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office:value-type="string" calcext:value-type="string">
            <text:p>geo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1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8];[.$E$2:.$E$61];[.$E18];[.$F$2:.$F$61];[.$F18])" office:value-type="float" office:value="1" calcext:value-type="float">
            <text:p>1</text:p>
          </table:table-cell>
          <table:table-cell office:value-type="string" calcext:value-type="string">
            <text:p>shortMedium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1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19];[.$E$2:.$E$61];[.$E19];[.$F$2:.$F$61];[.$F19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geo</text:p>
          </table:table-cell>
          <table:table-cell table:style-name="ce10" office:value-type="string" calcext:value-type="string">
            <text:p>mediumDot</text:p>
          </table:table-cell>
          <table:table-cell table:style-name="ce10" office:value-type="string" calcext:value-type="string">
            <text:p>thPaint1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0];[.$E$2:.$E$61];[.$E20];[.$F$2:.$F$61];[.$F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geo</text:p>
          </table:table-cell>
          <table:table-cell table:style-name="ce10" office:value-type="string" calcext:value-type="string">
            <text:p>short2Dots</text:p>
          </table:table-cell>
          <table:table-cell table:style-name="ce10" office:value-type="string" calcext:value-type="string">
            <text:p>thPaint1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1];[.$E$2:.$E$61];[.$E21];[.$F$2:.$F$61];[.$F2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geo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3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2];[.$E$2:.$E$61];[.$E22];[.$F$2:.$F$61];[.$F2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ontour</text:p>
          </table:table-cell>
          <table:table-cell/>
          <table:table-cell office:value-type="string" calcext:value-type="string">
            <text:p>limit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7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3];[.$E$2:.$E$61];[.$E23];[.$F$2:.$F$61];[.$F2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ripline</text:p>
          </table:table-cell>
          <table:table-cell/>
          <table:table-cell office:value-type="string" calcext:value-type="string">
            <text:p>limit</text:p>
          </table:table-cell>
          <table:table-cell table:style-name="ce10" office:value-type="string" calcext:value-type="string">
            <text:p>mediumDot</text:p>
          </table:table-cell>
          <table:table-cell table:style-name="ce10" office:value-type="string" calcext:value-type="string">
            <text:p>thPaint7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4];[.$E$2:.$E$61];[.$E24];[.$F$2:.$F$61];[.$F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rimstone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8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5];[.$E$2:.$E$61];[.$E25];[.$F$2:.$F$61];[.$F2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rimstone</text:p>
          </table:table-cell>
          <table:table-cell table:style-name="ce10" office:value-type="string" calcext:value-type="string">
            <text:p>short3Dots</text:p>
          </table:table-cell>
          <table:table-cell table:style-name="ce10" office:value-type="string" calcext:value-type="string">
            <text:p>thPaint8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6];[.$E$2:.$E$61];[.$E26];[.$F$2:.$F$61];[.$F2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Border</text:p>
          </table:table-cell>
          <table:table-cell/>
          <table:table-cell office:value-type="string" calcext:value-type="string">
            <text:p>rock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9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7];[.$E$2:.$E$61];[.$E27];[.$F$2:.$F$61];[.$F27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Edge</text:p>
          </table:table-cell>
          <table:table-cell/>
          <table:table-cell office:value-type="string" calcext:value-type="string">
            <text:p>rock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thPaint9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8];[.$E$2:.$E$61];[.$E28];[.$F$2:.$F$61];[.$F2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pecial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10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29];[.$E$2:.$E$61];[.$E29];[.$F$2:.$F$61];[.$F2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pecial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10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0];[.$E$2:.$E$61];[.$E30];[.$F$2:.$F$61];[.$F3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special</text:p>
          </table:table-cell>
          <table:table-cell table:style-name="ce10" office:value-type="string" calcext:value-type="string">
            <text:p>short2Dots</text:p>
          </table:table-cell>
          <table:table-cell table:style-name="ce10" office:value-type="string" calcext:value-type="string">
            <text:p>thPaint10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1];[.$E$2:.$E$61];[.$E31];[.$F$2:.$F$61];[.$F3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pecial</text:p>
          </table:table-cell>
          <table:table-cell table:style-name="ce10" office:value-type="string" calcext:value-type="string">
            <text:p>mediumDot</text:p>
          </table:table-cell>
          <table:table-cell table:style-name="ce10" office:value-type="string" calcext:value-type="string">
            <text:p>thPaint10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2];[.$E$2:.$E$61];[.$E32];[.$F$2:.$F$61];[.$F3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table:style-name="ce10" office:value-type="string" calcext:value-type="string">
            <text:p>shortMediumShort</text:p>
          </table:table-cell>
          <table:table-cell table:style-name="ce10" office:value-type="string" calcext:value-type="string">
            <text:p>thPaint1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3];[.$E$2:.$E$61];[.$E33];[.$F$2:.$F$61];[.$F3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table:style-name="ce10" office:value-type="string" calcext:value-type="string">
            <text:p>long3Dots</text:p>
          </table:table-cell>
          <table:table-cell table:style-name="ce10" office:value-type="string" calcext:value-type="string">
            <text:p>thPaint1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4];[.$E$2:.$E$61];[.$E34];[.$F$2:.$F$61];[.$F3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verhang</text:p>
          </table:table-cell>
          <table:table-cell/>
          <table:table-cell office:value-type="string" calcext:value-type="string">
            <text:p>speleothem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1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5];[.$E$2:.$E$61];[.$E35];[.$F$2:.$F$61];[.$F3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survey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6];[.$E$2:.$E$61];[.$E36];[.$F$2:.$F$61];[.$F3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urvey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7];[.$E$2:.$E$61];[.$E37];[.$F$2:.$F$61];[.$F3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vey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15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8];[.$E$2:.$E$61];[.$E38];[.$F$2:.$F$61];[.$F3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yssEntrance</text:p>
          </table:table-cell>
          <table:table-cell/>
          <table:table-cell office:value-type="string" calcext:value-type="string">
            <text:p>uneven</text:p>
          </table:table-cell>
          <table:table-cell table:style-name="ce10" office:value-type="string" calcext:value-type="string">
            <text:p>longDot</text:p>
          </table:table-cell>
          <table:table-cell table:style-name="ce10" office:value-type="string" calcext:value-type="string">
            <text:p>thPaint1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39];[.$E$2:.$E$61];[.$E39];[.$F$2:.$F$61];[.$F3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mney</text:p>
          </table:table-cell>
          <table:table-cell/>
          <table:table-cell office:value-type="string" calcext:value-type="string">
            <text:p>uneven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1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0];[.$E$2:.$E$61];[.$E40];[.$F$2:.$F$61];[.$F4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wCeiling</text:p>
          </table:table-cell>
          <table:table-cell/>
          <table:table-cell office:value-type="string" calcext:value-type="string">
            <text:p>uneven</text:p>
          </table:table-cell>
          <table:table-cell table:style-name="ce10" office:value-type="string" calcext:value-type="string">
            <text:p>short3Dots</text:p>
          </table:table-cell>
          <table:table-cell table:style-name="ce10" office:value-type="string" calcext:value-type="string">
            <text:p>thPaint1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1];[.$E$2:.$E$61];[.$E41];[.$F$2:.$F$61];[.$F4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uneven</text:p>
          </table:table-cell>
          <table:table-cell table:style-name="ce10" office:value-type="string" calcext:value-type="string">
            <text:p>shortLongShort</text:p>
          </table:table-cell>
          <table:table-cell table:style-name="ce10" office:value-type="string" calcext:value-type="string">
            <text:p>thPaint1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2];[.$E$2:.$E$61];[.$E42];[.$F$2:.$F$61];[.$F4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Chimney</text:p>
          </table:table-cell>
          <table:table-cell/>
          <table:table-cell office:value-type="string" calcext:value-type="string">
            <text:p>uneven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thPaint1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3];[.$E$2:.$E$61];[.$E43];[.$F$2:.$F$61];[.$F4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6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4];[.$E$2:.$E$61];[.$E44];[.$F$2:.$F$61];[.$F4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5];[.$E$2:.$E$61];[.$E45];[.$F$2:.$F$61];[.$F45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6];[.$E$2:.$E$61];[.$E46];[.$F$2:.$F$61];[.$F46])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7];[.$E$2:.$E$61];[.$E47];[.$F$2:.$F$61];[.$F4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8];[.$E$2:.$E$61];[.$E48];[.$F$2:.$F$61];[.$F4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long2Dot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49];[.$E$2:.$E$61];[.$E49];[.$F$2:.$F$61];[.$F4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flowstone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long3Dot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0];[.$E$2:.$E$61];[.$E50];[.$F$2:.$F$61];[.$F5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longDo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1];[.$E$2:.$E$61];[.$E51];[.$F$2:.$F$61];[.$F5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mediumLongMedium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2];[.$E$2:.$E$61];[.$E52];[.$F$2:.$F$61];[.$F5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oonmilk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shortLongShor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3];[.$E$2:.$E$61];[.$E53];[.$F$2:.$F$61];[.$F5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overlying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4];[.$E$2:.$E$61];[.$E54];[.$F$2:.$F$61];[.$F5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ebbles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5];[.$E$2:.$E$61];[.$E55];[.$F$2:.$F$61];[.$F5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medium3Dot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6];[.$E$2:.$E$61];[.$E56];[.$F$2:.$F$61];[.$F56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mediumDo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7];[.$E$2:.$E$61];[.$E57];[.$F$2:.$F$61];[.$F5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shortDo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8];[.$E$2:.$E$61];[.$E58];[.$F$2:.$F$61];[.$F5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short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59];[.$E$2:.$E$61];[.$E59];[.$F$2:.$F$61];[.$F5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surveyed</text:p>
          </table:table-cell>
          <table:table-cell office:value-type="string" calcext:value-type="string">
            <text:p>wall</text:p>
          </table:table-cell>
          <table:table-cell table:style-name="ce10" office:value-type="string" calcext:value-type="string">
            <text:p>short2Dots</text:p>
          </table:table-cell>
          <table:table-cell table:style-name="ce10" office:value-type="string" calcext:value-type="string">
            <text:p>thPaint1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0];[.$E$2:.$E$61];[.$E60];[.$F$2:.$F$61];[.$F6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Flow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1];[.$E$2:.$E$61];[.$E61];[.$F$2:.$F$61];[.$F6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conjectural</text:p>
          </table:table-cell>
          <table:table-cell office:value-type="string" calcext:value-type="string">
            <text:p>waterFlow</text:p>
          </table:table-cell>
          <table:table-cell table:style-name="ce10" office:value-type="string" calcext:value-type="string">
            <text:p>longDot</text:p>
          </table:table-cell>
          <table:table-cell table:style-name="ce10" office:value-type="string" calcext:value-type="string">
            <text:p>thPaint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2];[.$E$2:.$E$61];[.$E62];[.$F$2:.$F$61];[.$F6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waterFlow</text:p>
          </table:table-cell>
          <table:table-cell table:style-name="ce10" office:value-type="string" calcext:value-type="string">
            <text:p>medium2Dots</text:p>
          </table:table-cell>
          <table:table-cell table:style-name="ce10" office:value-type="string" calcext:value-type="string">
            <text:p>thPaint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3];[.$E$2:.$E$61];[.$E63];[.$F$2:.$F$61];[.$F6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aterFlow</text:p>
          </table:table-cell>
          <table:table-cell table:style-name="ce10" office:value-type="string" calcext:value-type="string">
            <text:p>continuous</text:p>
          </table:table-cell>
          <table:table-cell table:style-name="ce10" office:value-type="string" calcext:value-type="string">
            <text:p>thPaint4</text:p>
          </table:table-cell>
          <table:table-cell table:style-name="ce10" office:value-type="string" calcext:value-type="string">
            <text:p>none</text:p>
          </table:table-cell>
          <table:table-cell table:formula="of:=COUNTIFS([.$D$2:.$D$61];[.$D64];[.$E$2:.$E$61];[.$E64];[.$F$2:.$F$61];[.$F6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/>
          <table:table-cell table:style-name="ce2" office:value-type="string" calcext:value-type="string">
            <text:p>Role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2"/>
          <table:table-cell table:style-name="ce1" table:number-columns-repeated="16375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B$2:.$B$61];[.A67])" office:value-type="float" office:value="0" calcext:value-type="float">
            <text:p>0</text:p>
          </table:table-cell>
          <table:table-cell office:value-type="string" calcext:value-type="string">
            <text:p>thPaint3</text:p>
          </table:table-cell>
          <table:table-cell office:value-type="string" calcext:value-type="string">
            <text:p>Yellow</text:p>
          </table:table-cell>
          <table:table-cell/>
          <table:table-cell table:style-name="ce3" office:value-type="string" calcext:value-type="string">
            <text:p>Edit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Paint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MultipleElementsClickedHighlighted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ling/floor</text:p>
          </table:table-cell>
          <table:table-cell table:formula="of:=COUNTIF([.$B$2:.$B$61];[.A69])" office:value-type="float" office:value="0" calcext:value-type="float">
            <text:p>0</text:p>
          </table:table-cell>
          <table:table-cell office:value-type="string" calcext:value-type="string">
            <text:p>thPaint6</text:p>
          </table:table-cell>
          <table:table-cell office:value-type="string" calcext:value-type="string">
            <text:p>Cyan</text:p>
          </table:table-cell>
          <table:table-cell/>
          <table:table-cell table:style-name="ce3" office:value-type="string" calcext:value-type="string">
            <text:p>MultipleElementsClickedHighlighted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B$2:.$B$61];[.A70])" office:value-type="float" office:value="0" calcext:value-type="float">
            <text:p>0</text:p>
          </table:table-cell>
          <table:table-cell office:value-type="string" calcext:value-type="string">
            <text:p>thPaint13</text:p>
          </table:table-cell>
          <table:table-cell office:value-type="string" calcext:value-type="string">
            <text:p>Dark red</text:p>
          </table:table-cell>
          <table:table-cell/>
          <table:table-cell table:style-name="ce3" office:value-type="string" calcext:value-type="string">
            <text:p>New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mit</text:p>
          </table:table-cell>
          <table:table-cell table:formula="of:=COUNTIF([.$B$2:.$B$61];[.A71])" office:value-type="float" office:value="0" calcext:value-type="float">
            <text:p>0</text:p>
          </table:table-cell>
          <table:table-cell office:value-type="string" calcext:value-type="string">
            <text:p>thPaint7</text:p>
          </table:table-cell>
          <table:table-cell office:value-type="string" calcext:value-type="string">
            <text:p>Pink</text:p>
          </table:table-cell>
          <table:table-cell/>
          <table:table-cell table:style-name="ce3" office:value-type="string" calcext:value-type="string">
            <text:p>SelectedArea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mstone</text:p>
          </table:table-cell>
          <table:table-cell table:formula="of:=COUNTIF([.$B$2:.$B$61];[.A72])" office:value-type="float" office:value="0" calcext:value-type="float">
            <text:p>0</text:p>
          </table:table-cell>
          <table:table-cell office:value-type="string" calcext:value-type="string">
            <text:p>thPaint8</text:p>
          </table:table-cell>
          <table:table-cell office:value-type="string" calcext:value-type="string">
            <text:p>Light pink</text:p>
          </table:table-cell>
          <table:table-cell/>
          <table:table-cell table:style-name="ce3" office:value-type="string" calcext:value-type="string">
            <text:p>SelectedArea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.$B$2:.$B$61];[.A73])" office:value-type="float" office:value="0" calcext:value-type="float">
            <text:p>0</text:p>
          </table:table-cell>
          <table:table-cell office:value-type="string" calcext:value-type="string">
            <text:p>thPaint9</text:p>
          </table:table-cell>
          <table:table-cell office:value-type="string" calcext:value-type="string">
            <text:p>Dark green</text:p>
          </table:table-cell>
          <table:table-cell/>
          <table:table-cell table:style-name="ce3" office:value-type="string" calcext:value-type="string">
            <text:p>Selected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.$B$2:.$B$61];[.A74])" office:value-type="float" office:value="0" calcext:value-type="float">
            <text:p>0</text:p>
          </table:table-cell>
          <table:table-cell office:value-type="string" calcext:value-type="string">
            <text:p>thPaint10</text:p>
          </table:table-cell>
          <table:table-cell office:value-type="string" calcext:value-type="string">
            <text:p>Light purple</text:p>
          </table:table-cell>
          <table:table-cell/>
          <table:table-cell table:style-name="ce3" office:value-type="string" calcext:value-type="string">
            <text:p>SelectedPoint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B$2:.$B$61];[.A75])" office:value-type="float" office:value="0" calcext:value-type="float">
            <text:p>0</text:p>
          </table:table-cell>
          <table:table-cell office:value-type="string" calcext:value-type="string">
            <text:p>thPaint11</text:p>
          </table:table-cell>
          <table:table-cell office:value-type="string" calcext:value-type="string">
            <text:p>Brow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Paint15</text:p>
          </table:table-cell>
          <table:table-cell office:value-type="string" calcext:value-type="string">
            <text:p>Light yellow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neven</text:p>
          </table:table-cell>
          <table:table-cell table:formula="of:=COUNTIF([.$B$2:.$B$61];[.A77])" office:value-type="float" office:value="0" calcext:value-type="float">
            <text:p>0</text:p>
          </table:table-cell>
          <table:table-cell office:value-type="string" calcext:value-type="string">
            <text:p>thPaint14</text:p>
          </table:table-cell>
          <table:table-cell office:value-type="string" calcext:value-type="string">
            <text:p>Light gree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B$2:.$B$61];[.A78])" office:value-type="float" office:value="0" calcext:value-type="float">
            <text:p>0</text:p>
          </table:table-cell>
          <table:table-cell office:value-type="string" calcext:value-type="string">
            <text:p>thPaint16</text:p>
          </table:table-cell>
          <table:table-cell office:value-type="string" calcext:value-type="string">
            <text:p>Grey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Paint1</text:p>
          </table:table-cell>
          <table:table-cell office:value-type="string" calcext:value-type="string">
            <text:p>Red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Paint4</text:p>
          </table:table-cell>
          <table:table-cell office:value-type="string" calcext:value-type="string">
            <text:p>Blue</text:p>
          </table:table-cell>
          <table:table-cell/>
          <table:table-cell table:style-name="ce3"/>
          <table:table-cell table:number-columns-repeated="1637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Methods to edi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Borde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Fill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Lin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Point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nes.D2:Lines.F64">
            <calcext:condition calcext:apply-style-name="Warning" calcext:value="formula-is(COUNTIFS([.$D$2:.$D$64];[.$D2];[.$E$2:.$E$64];[.$E2];[.$F$2:.$F$64];[.$F2])&gt;1)" calcext:base-cell-address="Lines.D2"/>
          </calcext:conditional-format>
        </calcext:conditional-formats>
      </table:table>
      <table:named-expressions/>
      <table:database-ranges>
        <table:database-range table:name="__Anonymous_Sheet_DB__0" table:target-range-address="Points.A2:Points.F127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Lines.A2:Lines.F6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5:43:02.857838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27:21.389196621</meta:creation-date>
    <dc:date>2025-04-25T17:59:27.803877716</dc:date>
    <meta:editing-duration>PT16H43M18S</meta:editing-duration>
    <meta:editing-cycles>45</meta:editing-cycles>
    <meta:generator>LibreOffice/24.8.6.2$Linux_X86_64 LibreOffice_project/480$Build-2</meta:generator>
    <meta:document-statistic meta:table-count="2" meta:cell-count="1093" meta:object-count="0"/>
  </office:meta>
</office:document-meta>
</file>